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es" fo:country="ES"/>
    </style:style>
    <style:style style:name="P3" style:parent-style-name="Normal" style:family="paragraph">
      <style:text-properties fo:language="es" fo:country="ES"/>
    </style:style>
    <style:style style:name="P4" style:parent-style-name="Normal" style:family="paragraph">
      <style:text-properties fo:language="es" fo:country="ES"/>
    </style:style>
    <style:style style:name="P5" style:parent-style-name="Normal" style:family="paragraph">
      <style:text-properties fo:language="es" fo:country="ES"/>
    </style:style>
    <style:style style:name="P6" style:parent-style-name="Normal" style:family="paragraph">
      <style:text-properties fo:language="es" fo:country="ES"/>
    </style:style>
    <style:style style:name="P7" style:parent-style-name="Normal" style:family="paragraph">
      <style:text-properties fo:language="es" fo:country="ES"/>
    </style:style>
    <style:style style:name="P8" style:parent-style-name="Normal" style:family="paragraph">
      <style:text-properties fo:language="es" fo:country="ES"/>
    </style:style>
    <style:style style:name="T9" style:parent-style-name="Fuentedepárrafopredeter." style:family="text">
      <style:text-properties fo:language="es" fo:country="ES"/>
    </style:style>
    <style:style style:name="T10" style:parent-style-name="Fuentedepárrafopredeter." style:family="text">
      <style:text-properties fo:language="es" fo:country="ES"/>
    </style:style>
    <style:style style:name="P11" style:parent-style-name="Normal" style:family="paragraph">
      <style:text-properties fo:language="es" fo:country="ES"/>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label{ch:1 Introduction}</text:p>
      <text:p text:style-name="Normal">\chapter{Introduction}</text:p>
      <text:p text:style-name="Normal"/>
      <text:p text:style-name="Normal">Humans have benefited from the energy of the sun ever since the dawn of civilization. From hunter gatherers that used it to see their pray, select their berries and keep their bodies warm, to farmers who converted it into wheat, maize and rice that fueled the biggest civilizations of all time. Sunlight has influenced humans in apparently subtle but crucial ways, from killing bacteria and drying our food, to powering the winds that allowed us to sail the world and propelled us to the modern era. Nevertheless, the sun outputs so much more energy than we will ever be able to gather, encouraging us to endlessly invent and devise new methods to harness its power in ever more efficient ways. Up to date, one of the most direct and efficient way humans have developed to harvest solar energy is through the use of Photovoltaics.\\</text:p>
      <text:p text:style-name="Normal"/>
      <text:p text:style-name="Normal">Even for the most knowledgeable on the field, and perhaps especially for them, photovoltaics is an almost magical technology that immediately converts sunlight into the electricity that powers practically everything we need to thrive in our modern society. This simplicity and effectiveness are probably one of the main reasons why solar power is one of the most promising renewable technologies nowadays. But before we dive into the world of photovoltaics, I would like to first introduce the field of ``solar energy'' with a much wider scope than usual.</text:p>
      <text:p text:style-name="Normal"/>
      <text:p text:style-name="Normal"/>
      <text:p text:style-name="Normal">\section{Why Solar?}\label{ch:1 Introduction: Why Solar?}</text:p>
      <text:p text:style-name="Normal"/>
      <text:p text:style-name="Normal">% Falten Referencies</text:p>
      <text:p text:style-name="Normal"/>
      <text:p text:style-name="Normal">If we stop to think about it, in our biosphere, there is actually very little that is not at all related to the sun’s energy. From oceanic currents and algae blooms, to the washing down of mountains and the growth of the densest forests, most of the energy that we use as living beings comes directly or indirectly from the sun.<text:s/></text:p>
      <text:p text:style-name="Normal"/>
      <text:p text:style-name="Normal">We could argue that one of the most important steps for life in this planet has been to master the art of capturing the sun’s energy. Our little friends, the cyanobacteria, discovered how to harvest its enormous power (probably by mistake) over 2.3 billion years ago, and, even though we might have gotten a little rustier after that, that discovery radically changed the energy landscape for life on earth. No longer did we depend on chemical gradients or non-renewable redox reactions to obtain energy, life had tapped a much bigger energy source, leading to a rapid growth in the variety, size and amount of species, which the earth had never seen before and would never see again. Sadly, humans do not share close common ancestors with photosynthetic species, so we had to go through different routes to collect sunlight energy. At first, through wild plants, by oxidizing their sugars and obtaining chemical energy to survive, and later through a more concentrated source of solar energy,<text:s/><text:soft-page-break/>Animals; warehouses that stored solar energy in the form of high energy density fat, which they had harvested for years from other living organisms. \\</text:p>
      <text:p text:style-name="Normal"/>
      <text:p text:style-name="Normal">Probably, the uttermost crucial leap of humankind was to realize that, we could systematically extract the power of the sun in a much more efficient way, by planting high solar conversion efficiency crops on a land field. These crops provided excess energy, easily storable, leading to the agricultural revolution, which can be considered the first time humans harvested solar energy systematically on a large scale. Besides, with this extra energy we could feed domesticated animals to perform all sorts of different tasks that were too energy demanding for humans alone, unleashing humanity's thirst for energy. Some centuries later, humans began unknowingly harvesting solar energy in the form of wind, using it as an energy source for a variety of applications, from pumping water or grinding grain to sailing through the oceans, which propelled humanity to a whole new stage, globalization. Simultaneously, we started extracting the solar energy that powered rivers, and creeks by using watermills that moved our seesaws and grain mills, to build even bigger ships and produce even more food. \\</text:p>
      <text:p text:style-name="Normal"/>
      <text:p text:style-name="Normal">This sustainable energy harvesting continued until humans discovered the biggest solar energy reserve we could ever imagine to unveil, Coal; rediscovering the easiest and most efficient way to harvest solar energy, plants. The only difference this time was that the energy harvesting had already been occurring in the past, for millions of years (citation needed), ending up in a beautifully concentrated form, for ourselves to enjoy. It seemed almost too good to be true, a constant high power density energy source that was just there, laying on the ground waiting to be extracted. An energy source that could be directly fed into our furnaces and our steam locomotives to travel the world faster and manufacture goods with better quality than ever before, all the while keeping us warm in the winter. Could this get any better? Yes it could. With the arrival of gas and oil around one hundred years later, civilisation growth simply exploded.<text:s/></text:p>
      <text:p text:style-name="Normal"/>
      <text:p text:style-name="Normal">These ancient solar power reserves fueled, and keep fueling up to this day, an unprecedented economic and human growth. From the beginning of the industrial revolution we have experienced an incredible 700\% increase in world population (citation needed), and even with a slowing growth rate there are 83 million humans more every year as a direct or indirect result of fossil fuel consumption. But of course, things that are too good to be true do not last forever, and we scientists, are usually the first to come ruin the party, a task that comes with the job I suppose. It did not take long until all the disadvantages of fossil fuel burning were made apparent. These include, but are not limited to, environmental pollution, related to severe health problems, acid rain, water contamination, land degradation, ocean acidification and the most feared of them all, Climate Change. <text:s/>(Citation needed for each and every effect)\\</text:p>
      <text:p text:style-name="Normal"/>
      <text:p text:style-name="Normal">% Climate change is not something new, at least not for the earth we stand on. The climate has been changing for as long as there has been a climate, from the atmosphere suddenly turning into an extremely oxidizing environment to full on snowball earth, with ice covering an important percentage of earth's surface threatening to freeze everything to death. Nevertheless, the main difference, between those climate changes and ``Our Climate Change'', is that on previous changes,<text:s/><text:soft-page-break/>the term ``suddenly'' is usually used in geological terms, where it generally means something happened over hundreds of thousands or even millions of years, whereas in Our Climate Change we mean it is changing over the curse of decades or centuries at most. That is a 3-4 order of magnitude difference to overcome. This does not mean that the earth has not experienced radical and instantaneous climate alterations, it has. But the dinosaurs were not happy with the change, so we humans, might not end up being happy with ours either.\\</text:p>
      <text:p text:style-name="Normal"/>
      <text:p text:style-name="Normal">% arreglar transiociio Cites sins aquí</text:p>
      <text:p text:style-name="Normal"/>
      <text:p text:style-name="Normal">All these problems are not intrinsically difficult to revert, he only thing we need to do is to, once again, change the way in which we extract energy from the sun, or find a completely alternative energy source altogether. Of course, being an intelligent species, we are already working on that direction, having devised plenty of alternative mechanisms to extract the power of the sun, like wind power turbines, hydroelectric power stations or biomass incineration facilities. On the other hand, we have also invented completely new ways of producing energy, like extracting earth's interior heat with geothermal power plants, or the Moon rotational kinetic energy with Tidal power generation. We have even discovered how to extract energy from dead stars, by bombarding ultra-heavy atoms these stars formed as they died, billions of years ago. We could say this is one of the most bizarre ways to extract power from the sun, especially because it does not come from our own sun.</text:p>
      <text:p text:style-name="Normal"/>
      <text:p text:style-name="Normal">While all these power generation methods are really interesting, they all come with certain disadvantages: All of them involve moving parts, except in very specific scenarios; Nuclear Fission Power plants produce radioactive waste that has to be managed safely and buried for thousands of years; Hydropower plants have a huge impact on the ecosystem and massive construction costs, as well as huge CO2 emissions while being constructed because of the extensive use of concrete, problem which they share with Nuclear Fission Power plants; Biomass emits a significant amount of CO2, because it is basically burning organic matter... You see where I’m going with this, they all have some flaws but one of the main drawbacks is that, in one way or another, most of them are extracting power from the sun in an indirect, and oftentimes inefficient, manner. That is not to say these energy generation solutions should not be further explored, but they will most likely have to be complemented with a more general and direct sunlight energy extraction method.</text:p>
      <text:p text:style-name="Normal"/>
      <text:p text:style-name="Normal">My humble opinion is that, if we want to systematically extract the maximum amount of sunlight energy with the highest possible systemic efficiency, the simplest logical way would be to directly convert what we receive from it, light, into what we use to power our society, electricity. Trying to do so in the most efficient and direct method we can, without intermediate steps or complicated systems, led us to the development of the field “solar energy”, more specifically the part of it which is within the scope of this work: Photovoltaics.</text:p>
      <text:p text:style-name="Normal"/>
      <text:p text:style-name="Normal">\section{Photovoltaics} \label{ch:1 Introduction: Photovoltaics}</text:p>
      <text:p text:style-name="Normal"/>
      <text:soft-page-break/>
      <text:p text:style-name="Normal">Photovoltaics is defined as the conversion of light power into electrical power by making use of the photovoltaic effect. ``Photovoltaic" is a term composed by the greek word $\varphi\omega\zeta$, meaning light, and the word volt, from the name of first battery inventor Alessandro Volta.<text:s/></text:p>
      <text:p text:style-name="Normal"/>
      <text:p text:style-name="Normal">The fields of photovoltaics has two main general applications. On one hand, the photovoltaic effect is used as a method for generating electrical power by using solar cells to convert the sun's energy into electricity, which can be used to power anything from industrial processes to residential areas.\cite{salas2009} On the other hand, photovoltaics is applied in photosensing applications, where a photodetector is used to detect light in a wide variety of scenarios, from everyday optical communications to brain imaging.\cite{yang2019}</text:p>
      <text:p text:style-name="Normal"/>
      <text:p text:style-name="Normal">\subsection{Solar Cell}\label{ch:1 Introduction: Photovoltaics: Solar Cell}</text:p>
      <text:p text:style-name="Normal"/>
      <text:p text:style-name="Normal">A solar cell is a device that is able to efficiently convert light energy into electrical power by making use of the photovoltaic effect. This effect consists on the excitation of a charge carrier to a high energy excited state, and subsequent charge extraction, triggered by photon absorption within a material. To extract charge carrier energy in the form of electricity, the charge carrier has to remain on an excited state until it reaches our load, where its energy is released and turned into useful work. Semiconducting materials are an ideal candidate for this purpose, as a consequence of the combination of their energy level band gap and their good electrical conductivity, which results in long charge carrier diffusion paths, enabling excited charge carriers to escape the material before releasing its energy.\cite{corkish} (Figura on hi ha un continu de bandes i els electrons es relaxen i un discret de bandes i els electrons no es relaxen, i un band gap enorme on els photons no poden excitar electrons). This is as opposed to metals, where charge carrier relaxation is almost immediate,\cite{campillo1999} and insulators, where charge mobility is too low for efficient charge extraction. Because of this reason, solar cells are conventionally made out of semiconducting materials, with a series of layers with different electrical properties, engineered to maximize excited charge carrier extraction, thus maximizing light power conversion. These cells are usually grouped together in electrically connected modules, to further enhance electric power extraction, forming a solar panel.\cite{sohani2020}</text:p>
      <text:p text:style-name="Normal"/>
      <text:p text:style-name="Normal">To understand semiconductor solar cells, it is really useful to use an energy band diagram model (figure x). This conceptual model represents the different charge carrier energy levels, occupied and available within a semiconductor. In this model, electrons move through the conduction band and the valence band, while positively charged nuclei stay in place. However, due to the high occupation levels of the valence band, it is easier to track the movement of the positively charged ``electron hole'' rather than the electron sea that surrounds it, similar to how it is easier to track an air bubble, than to trace the movement of every individual water molecule around it. This analogy is more useful than it might seem because, in band diagrams, electrical potential energy increases linearly with the vertical axis similarly to gravitational potential energy with height, making the correlation between water and electrons really visual, with electrons (water) trying to ``fall down'' and holes (bubbles) trying to ``raise up''.<text:s/></text:p>
      <text:p text:style-name="Normal"/>
      <text:soft-page-break/>
      <text:p text:style-name="Normal">Figure of band structure in a semiconductor</text:p>
      <text:p text:style-name="Normal"/>
      <text:p text:style-name="Normal">Efficient solar cells usually consist of a semiconducting junction between two materials with different electron chemical potentials or Fermi levels (figure x A). When placed in close contact, their dissimilar chemical potential induces charge diffusion, where electrons and holes fill newly available energy states, which results in a bending of the material electronic bands (figure xb), generating an electric field present throughout the material interface. This charge flow continues until the chemical potential difference is balanced by coulombic attraction, creating a region within the semiconducting material depleted of free charge carriers, which effectively becomes an insulator for majority carriers, conveniently called the charge depletion region.<text:s/></text:p>
      <text:p text:style-name="Normal"/>
      <text:p text:style-name="Normal">Figure of a pn junction with the band diagram and the junction itself with with somehow represented the band bending process and charge movement.</text:p>
      <text:p text:style-name="Normal"/>
      <text:p text:style-name="Normal">When a photon is absorbed within the semiconducting material, its energy is transferred to an electron gains energy that gets promoted to the conduction band, leaving a hole on the valence band. These two charge carriers are spatially bound together by coloumbic forces forming what is called an exciton, which is able to diffuse through the semiconductor without any net charge transport.\cite{Liang1970} If this exciton reaches the depletion region, the present electric field can dissociate the electron-hole pair, extracting the minority carrier, and converting the exciton into free charges that contribute to the photogenerated current. Otherwise, the electron will relax to the available energy level in the valence band, ``filling the hole'' in a process known as charge recombination. \cite{KNOX1983}</text:p>
      <text:p text:style-name="Normal"/>
      <text:p text:style-name="Normal"/>
      <text:p text:style-name="Normal">\subsubsection{Equivalent Circuit} \label{ch:1 Introduction: Photovoltaics: Solar Cells: Equivalent Circuit}</text:p>
      <text:p text:style-name="Normal"/>
      <text:p text:style-name="Normal">To gain a more intuitive understanding of solar cells, it is useful to create an equivalent circuit that models their electronic behaviour, by representing them with a combination of basic electrical components, which are easier to analyze.\cite{rosaclot2018} The equivalent circuit of a solar cell, on its simplest form, (figure x) consists of a current source (Jsc), a diode (Dcs) and two resistors, the shunt resistor (Rsh) and the series resistor (Rs). The current source, the diode and the shunt resistor are connected in parallel, with the series resistor connected in series on the output of the circuit. The combination of these four simple elements accurately represents the electrical response of most solar cells, making their characterization much simpler.</text:p>
      <text:p text:style-name="Normal"/>
      <text:p text:style-name="Normal">Figure with the equivalent circuit</text:p>
      <text:p text:style-name="Normal"/>
      <text:soft-page-break/>
      <text:p text:style-name="Normal">Each of this four components represents a component of solar cell electric behaviour, which results from different, and often multiple processes occurring within the solar cell. The current source is perhaps the most accurate analogy, representing charge generation and flow within the semiconducting junction, induced by impinging photons.\cite{lorenzoeduardo1994} Parallelly, the shunt resistor represents non-rectifying current leakage losses, encompassing all possible electrical paths between solar cell contacts, from pinholes within the active layer to poor electrode insulation. On the other hand, the series resistor represents all possible ohmic losses, which arise from the non-zero resistance of every electrical circuit component comprising the solar cell. The diode is maybe the most unintuitive component, representing the rectifying behaviour of most solar cells, while also including other factors such as voltage dependent charge recombination. Even if its behaviour is somewhat unintuitive, the presence of a diode in the solar cell equivalent circuit is rather obvious, with most solar cells being essentially a semiconducting p-n junction, i.e. a diode.</text:p>
      <text:p text:style-name="Normal"/>
      <text:p text:style-name="Normal">\subsubsection{JV Curve} \label{ch:1 Introduction: Photovoltaics: Solar Cells: JV Curve}</text:p>
      <text:p text:style-name="Normal"/>
      <text:p text:style-name="Normal">In basic solar cell characterization there are six main parameters that are used to accurately describe its general performance.\cite{kirchartz2018} These figures of merit are easily extracted from a JV curve, which is the most characteristic graph in solar cell characterization, obtained by sweeping the voltage between the electrodes of the solar cell and measuring the resulting current flowing in and out of the cell.\cite{saleem2009} A useful way to understand the results of this voltage sweep is to create a mathematical model, which relates the electrical response to the solar cell equivalent circuit and its underlying principles. By applying the superposition principle to said circuit, where we combine the electrical behavior of every separate component in a linear system, we can define an equation (equation x) that describes the current-voltage characteristics of a solar cell.\cite{villalva2009}</text:p>
      <text:p text:style-name="Normal"/>
      <text:p text:style-name="Normal"><draw:frame draw:z-index="251659264" draw:id="id0" draw:style-name="a0" draw:name="Entrada de lápiz 1" text:anchor-type="paragraph" svg:x="7.1369in" svg:y="0.48296in" svg:width="0.01667in" svg:height="0.00972in" style:rel-width="scale" style:rel-height="scale"><draw:image xlink:href="media/image1.png" xlink:type="simple" xlink:show="embed" xlink:actuate="onLoad"/><svg:title/><svg:desc/></draw:frame>(Figure with various fases of the voltage sweep and how does the current behave through the equivalent circuit, with the names power floing in power flowing out)</text:p>
      <text:p text:style-name="Normal"/>
      <text:p text:style-name="Normal">% EQuation PV with Rs and Rsh amb la Jl negativa</text:p>
      <text:p text:style-name="Normal"/>
      <text:p text:style-name="P2">%\[ J=J\_0 (e\^(q*V/n*k*T)-1)-J\_(ph) \]</text:p>
      <text:p text:style-name="P3"/>
      <text:p text:style-name="Normal">This equation relates the current across a solar cell (J) with the voltage difference between its leads (V), taking into account both photocurrent generation (Jl), as well as the various loss mechanisms related to series (Rs) and shunt (Rsh) resistance, and rectifying diode losses driven by the reverse saturation current (Jo) , the junction temperature (T) and the ideality factor (n). Note that the Jl term is negative because the<text:s/><office:annotation office:name="0" xml:id="636151906"><dc:creator>Nanopto</dc:creator><dc:date>2022-03-27T13:42:00</dc:date><text:p text:style-name="Textocomentario">Photocurrent</text:p><text:p text:style-name="Textocomentario"/></office:annotation>current<text:span text:style-name="Ref.decomentario"><office:annotation-end office:name="0"/></text:span><text:s/>is coming out of the device, with the measuring instrument measuring a current in the opposite direction as the applied voltage.</text:p>
      <text:p text:style-name="Normal"/>
      <text:soft-page-break/>
      <text:p text:style-name="Normal">With the help of this equation it becomes much clearer how to optimize the multiple parameters involved in solar cell efficiency. Intuitively, to obtain the best performing solar cell, photogenerated current (Jl) needs to be maximized, while reducing resistive and rectifying losses, by having the lowest series resistance (Rs) and reverse current saturation (Io) possible, while turning shunt resistance (rsh) to the max. Based on a purely mathematical view, a higher ideality factor could lead to higher cell performance. Nevertheless the latter is strongly related with the reverse saturation current through charge recombination, so it cannot easily be increased without increasing saturation current, resulting in lower overall efficiency.\cite{daluz2018}</text:p>
      <text:p text:style-name="Normal"/>
      <text:p text:style-name="Normal">(Figure with the various figures of merit within a JV curve also power output)</text:p>
      <text:p text:style-name="Normal"/>
      <text:p text:style-name="Normal">Six figures of merit can be extracted from a JV curve, which are intrinsically related to the working principle mechanisms of solar cells.\cite{saleem2009} The first two figures of merit are the easiest to extract, being the points at which the curve crosses the x and y axis (figure x). These two points are the open circuit voltage (Voc), which is measured where the current coming out of the cell is zero (open circuit), and the short circuit current density (Jsc), measured when the voltage between the device leads is zero (short circuit). These two figures of merit represent the maximum voltage (Voc) and current (Jsc) output capabilities of a solar cell, hence they need to be maximised to increase efficiency.\cite{choi2013} It is worth noticing, however, that at these points, the solar cell is not supplying any power, since in both points either the voltage or the current is zero.<text:s/></text:p>
      <text:p text:style-name="Normal"/>
      <text:p text:style-name="Normal">The third figure of merit, the Fill Factor (FF), is an easy visualization of the ``squareness'' of the JV curve, which is also directly related to the maximum power output, and hence maximum solar cell efficiency. To calculate the FF we need to find the maximum power point (Mpp), a point in the JV curve where solar cell power output (J*V) is maximum (figure x). At this point we calculate the square area relation between the maximum possible FF (Jsc*voc) and the maximum power point square to obtain the FF.<text:s/></text:p>
      <text:p text:style-name="Normal"/>
      <text:p text:style-name="Normal">Two less relevant figures of merit that are intrinsically related to the FF, are the Rs and Rsh, which, as we have seen before, are related to non-rectifying loss mechanisms. To calculate these two parameters we can either fit equation x to the measured JV curve and extract the resulting parameters, or we can approximate by fitting the slope of the JV curve at the Voc for the Rs and Jsc point for the Rsh. As discussed before, in order to maximize efficiency we need to reduce resistive and leakage losses with low Rs and high Rsh.</text:p>
      <text:p text:style-name="Normal"/>
      <text:p text:style-name="Normal">Finally, the most important figure of merit of any solar cell is its efficiency, which relates the maximum electrical power output with incoming irradiance.\cite{kirchartz2018} This parameter is directly dependent on Voc, Jsc and FF, divided incoming light power density (Equation x), being the single most direct indicator of solar cell performance.</text:p>
      <text:p text:style-name="Normal"/>
      <text:p text:style-name="Normal">(Equation Solar cell efficiency)</text:p>
      <text:p text:style-name="Normal"/>
      <text:p text:style-name="Normal">(Figure with the "ideal JV curve and the various problems all in one)</text:p>
      <text:p text:style-name="Normal"/>
      <text:p text:style-name="Normal">In solar cell characterization it can be really useful to get an intuitive understanding about how different equation parameters affect the shape and location of the JV curve. As an example, we can see in figure X how a higher Jl displaces the curve downwards without affecting curve shape, resulting in a directly proportional increase in Jsc and a slightly increased Voc. Otherwise, both Rs and Rsh affect the shape of the curve by modifying the slope around the Voc and Jsc points, having a direct influence on the FF.<text:s/></text:p>
      <text:p text:style-name="Normal"/>
      <text:p text:style-name="Normal">On one hand, Rs values modify the slope around the Voc, strongly reducing Jsc. That is because, with no current coming out of the cell, there are no resistive losses (Vloss = I*Rs), leaving the Voc unaffected by this loss mechanism. On the other hand, Rsh values, being related to current leakage, will strongly affect the Voc by changing the slope around the Jsc. That is because, under short circuit conditions, there will be no voltage across the solar cell leads, hence no driving force for current leakage. Other parameters in the equation are too inter-dependent to assess their behaviour with this simple mathematical model.</text:p>
      <text:p text:style-name="Normal"/>
      <text:p text:style-name="Normal"/>
      <text:p text:style-name="Normal">\subsubsection{Quantum Efficiency} \label{ch:1 Introduction: Photovoltaics: Solar Cells: Quantum Efficiency}</text:p>
      <text:p text:style-name="Normal"/>
      <text:p text:style-name="Normal">Up until this point we have been focusing on the pure electrical behaviour of a solar cell. However, photovoltaic device performance is also greatly dependent on the properties of the light they absorb. Quantum efficiency, relates photovoltaic performance with the single most fundamental property of light: is colour.</text:p>
      <text:p text:style-name="Normal"/>
      <text:p text:style-name="Normal">The quantum efficiency of a solar cell indicates the basic relationship between the incoming number of photons and the number of outputted electrons, i.e. light induced charge generation efficiency, without taking into account the energy of neither photons nor electrons (equation X).\cite{shaheen2001} This parameter can be divided into: the internal quantum efficiency (IQE), which only takes into account photons absorbed in the device; and the external quantum efficiency (EQE), which takes into account the total number of incoming photons. In this thesis we will focus on EQE characterization because it is easier to perform than IQE, while providing similar information.</text:p>
      <text:p text:style-name="Normal"/>
      <text:p text:style-name="Normal">In order to measure EQE values, the solar cell is short circuited with an ammeter to measure the current while illuminating the cell with ideally a monochromatic light source.\cite{shaheen2001} In reality, we use a very narrow bandwidth light source to illuminate a solar cell, measuring input light power and output Jsc as a function of wavelength, later calculating the photons/electrons relationship from these two variables with equation x. The resulting value is expressed as a<text:s/><text:soft-page-break/>percentage, with EQE values almost always below 100\%, where values as close to 100\% as possible are desirable. In unconventional cases, very rare in solar cells, it is possible to have EQE values higher than 100\% in a photovoltaic device, either by multiple exciton generation or by applying a reverse V bias to a photomultiplier.\cite{li2015Achieveing,Davis2015Multiple}<text:s/></text:p>
      <text:p text:style-name="Normal"/>
      <text:p text:style-name="Normal">Figure of EQE measurement with two very narrow spectral peaks indicating we have moved the spectral peak, and the resulting EQE curve with arrows to indicate that each point corresponds to a spectral peak.</text:p>
      <text:p text:style-name="Normal">Alternative figure, an EQE curve and three colour photons with the amount of electrons each one generates,<text:s/></text:p>
      <text:p text:style-name="Normal"/>
      <text:p text:style-name="P4">% Ficar equation de la EQE.</text:p>
      <text:p text:style-name="P5"/>
      <text:p text:style-name="Normal">%\[ EQE= <text:s/>(#electrons)/(#photons)= <text:s/>(current/(charge of one electron))/((total photon power)/(energy of one photon)) \]</text:p>
      <text:p text:style-name="Normal">%\[ EQE(\%)= <text:s/>$J_\text{sc}$/(Light Power Density)·1240/(λ (nm))·100 \]</text:p>
      <text:p text:style-name="Normal"/>
      <text:p text:style-name="Normal">The optimal shape for an EQE curve is a perfect square with values of 100\% in the entire wavelength range above the semiconductor band gap energy. However, real EQE curve shapes are strongly dependent on various parameters such as material absorption spectrum, charge recombination or the absorption distribution along the photoactive layer.\cite{vandewal2018} Perhaps unintuitively, too high of an absorption at a given wavelength can decrease EQE values, because of an uneven charge generation along the active layer, resulting on higher charge recombination and lower overall device performance.\cite{Armin2015NarrowbandPhotodiodes}</text:p>
      <text:p text:style-name="Normal"/>
      <text:p text:style-name="Normal">\subsection{Photodetectors}\label{ch:1 Introduction: Photovoltaics: Photodetectors}</text:p>
      <text:p text:style-name="Normal"/>
      <text:p text:style-name="Normal">Photodetectors are defined as devices able to detect and/or measure the presence of light.\cite{stockmann1975} There is a wide variety of photodetectors and photodetection mechanisms, like photothermal sensing,\cite{dazzi2005} <text:s/>where a device converts light into a temperature variation, or photochemical sensing,\cite{kasera2014} <text:s/>where a chemical reaction takes place only in the presence of light. We can accept, however, that the most widely adopted photodetection mechanism nowadays is photoelectrical sensing, where a material changes its electrical characteristics with the presence of light.\cite{Juds1988} <text:s/>Because of its widespread adoption, in this work we will center our attention on this photosensing mechanism. Besides, even though general operation principles are similar between photoelectrical sensing devices, this thesis will be further focused on photodiodes, which are the only type of photodetector within the scope of this work.</text:p>
      <text:p text:style-name="Normal"/>
      <text:soft-page-break/>
      <text:p text:style-name="P6">% a partir d'aquí mirar referencies de wikipedia (o no :')</text:p>
      <text:p text:style-name="Normal">A generic photodiode, behaves in essentially the same way as a solar cell, where two semiconducting materials with different Fermi levels are connected to form a rectifying junction.\cite{goldberg1999} <text:s/>Photons absorbed within the semiconductor materials will generate excitons that, when reaching the depletion region, will become free charges, contributing to photocurrent generation. Depending on the photodiode operation mode, these free charges will be actively extracted, will generate a current or will accumulate building up a voltage in the process.\cite{okhonin2015}</text:p>
      <text:p text:style-name="Normal"/>
      <text:p text:style-name="Normal">\subsubsection{Operation Modes} \label{ch:1 Introduction: Photovoltaics: Photodetectors: Operation Modes}</text:p>
      <text:p text:style-name="Normal"/>
      <text:p text:style-name="Normal">Photodetectors can be operated in two modes depending on the presence or absence of an externally applied electric field through the photovoltaic device, respectively named photoconductive and photovoltaic mode.<text:s/></text:p>
      <text:p text:style-name="Normal"/>
      <text:p text:style-name="Normal"><office:annotation office:name="1" xml:id="636272227"><dc:creator>Nanopto</dc:creator><dc:date>2022-03-28T23:08:00</dc:date><text:p text:style-name="Textocomentario">Figure operation modes</text:p><text:p text:style-name="Textocomentario"/></office:annotation>Figura am bels opration modes<text:span text:style-name="Ref.decomentario"><office:annotation-end office:name="1"/></text:span></text:p>
      <text:p text:style-name="Normal"/>
      <text:p text:style-name="Normal">In the photovoltaic operating mode, the photodiode has no external voltage bias, operating in exactly the same manner as a solar cell.\cite{jiang2020} In this operation method, the sensor does not require an external power supply, making it an interesting solution for low power devices.\cite{nguyen2021}<text:s/></text:p>
      <text:p text:style-name="Normal"/>
      <text:p text:style-name="Normal">In this mode, the photodiode can be operated in two electrical regimes: The first one consists on measuring the voltage output of the photodetector either in open circuit conditions, or with a high impedance load through the contacts. On the other hand, the most common photodetector regime in the photovoltaic mode, consists on measuring the current output in a short circuit condition. This regime is the most used because in photovoltaic devices photogenerated current is, within a certain range, directly proportional to incident light intensity, making photodetector output signal directly proportional to light intensity. An added benefit of operating the photodetector in this regime is that the dark currents get really low, greatly reducing the noise in the photodetector.\cite{zhu2014}</text:p>
      <text:p text:style-name="Normal"/>
      <text:p text:style-name="Normal">Even if the photovoltaic mode is commonly used in some applications, the most common implementation of photodetectors, and especially that of photodiodes, is the one we call photoconductive mode.\cite{osinski1997} In this mode we apply a reverse bias on the photodiode in order to increase the depletion region width. A wider depletion region increases the effective volume where excitons can dissociate, leading to more efficient charge extraction and lower recombination probability, making the photodetector more sensitive to light. At high enough V bias, however, all generated charges are being extracted and further increasing the electric field no longer results in a signal increase.\cite{liu1999}</text:p>
      <text:p text:style-name="Normal"/>
      <text:p text:style-name="Normal">As an added benefit, the increase in depletion region width leads to a lower capacitance, caused by the wider insulating depletion region, analogous to separating the conductive plates in a capacitor, which decreases photodetector response time, increasing its bandwidth. This operation mode has some drawbacks however, such as the increased dark current related to bias proportional current leakage, and the subsequent lowering of the signal-to-noise ratio, resulting from an unfavorable relation between dark current and photocurrent increase with increasing reverse V bias.<text:s/></text:p>
      <text:p text:style-name="Normal"/>
      <text:p text:style-name="Normal">\subsection{Figures of Merit} \label{ch:1 Introduction: Photovoltaics: Photodetectors: Figures of Merit}</text:p>
      <text:p text:style-name="Normal"/>
      <text:p text:style-name="Normal">The various aspects of photodetector performance can be described with a wide variety of Figures of Merit. In this section we will limit the discussion to the ones used for photodiode characterization within this thesis.<text:s/></text:p>
      <text:p text:style-name="Normal"/>
      <text:p text:style-name="Normal">The figure of merit that provides the highest amount of intuitive data in one graph, after the JV curve at various illumination intensities, is the spectral responsivity, which gives us information about the light-to-electricity conversion efficiency at each wavelength. This measure is closely related to that of the quantum efficiency, but while the latter is expressed as the electron/photon generation ratio, the spectral responsivity is expressed in amperes per watt, or the current generated for each watt of illumination power at each specific wavelength. This basic change in terms of units provides photodetector end-users with a more intuitive way of assessing photodetector electrical performance right of the bat, without the need of any extra calculations. We must say that the spectral responsivity is strongly dependant on externally applied electric fields, especially in the case of low mobility or high light intensity regimes.\\</text:p>
      <text:p text:style-name="Normal"/>
      <text:p text:style-name="Normal">Another important figure of merit is photodetector dark current, especially on detectors operated in photoconductive mode. This parameter includes all sources of current that are independent of light such as background radiation, thermally induced currents, and the saturation current of the photodiode. Being light independent, dark current is one of the major sources of noise in a photodetector, heavily enhanced by externally applied fields and high junction temperature. In order to achieve a good signal-to-noise ratio, it is in our best interest to minimize the dark current as much as possible.\\</text:p>
      <text:p text:style-name="Normal"/>
      <text:p text:style-name="Normal">The response time is a figure of merit defined as the time it takes for a photodetector to react to an optical stimulus, comprising the entire chain of processes that occur from photon absorption to charge extraction (ASTERISKO). The response time of a photodetector is the result of adding up the time duration of each individual stage of the photodiode working principle. On top of that, higher diode resistance and capacitance will further increase overall response time. Photodetector response time will dictate the frequency range at which it can operate, determining its signal modulation bandwidth, which is critical in some applications such as optically based communications.\\</text:p>
      <text:p text:style-name="Normal"/>
      <text:p text:style-name="Normal">%add this as a note asterisked or something</text:p>
      <text:p text:style-name="Normal">ASTERISXO: According to the Shockley–Ramo theorem, charges do not need to migrate completely in order to induce a current. This theorem states that current induced in the electrodes arises from the instantaneous change of electrostatic flux lines that end on the electrode, not so much by the total number of charges that reach the electrode. \\</text:p>
      <text:p text:style-name="Normal"/>
      <text:p text:style-name="Normal">The last Figure of Merit we want to discuss is the Linear Dynamic Range, a measurement of the range of light power intensity where the behaviour of the photodetector is linear. This Figure of Merit is a dimensionless unit expressed in dB that defines the light power range from the noise equivalent power, the lowest signal a photodetector can detect under some specific conditions, to the light power above which the photodetector response stops being linear.</text:p>
      <text:p text:style-name="Normal"/>
      <text:p text:style-name="Normal">There are other important figures of merit used to define photodetector performance such as NEP, junction capacitance, or detectivity, which are outside the scope of this work.</text:p>
      <text:p text:style-name="Normal"/>
      <text:p text:style-name="Normal">\section{Organic Photovoltaics} \label{ch:1 Introduction: Organic Photovoltaics}<text:s/></text:p>
      <text:p text:style-name="Normal"/>
      <text:p text:style-name="P7">%Falten referencies quasi per cada cosa que dius</text:p>
      <text:p text:style-name="P8"/>
      <text:p text:style-name="Normal">Organic photovoltaics is the field that studies the use of conductive organic polymers or small molecules for the conversion of light into electrical power through the photovoltaic effect. \\</text:p>
      <text:p text:style-name="Normal"/>
      <text:p text:style-name="Normal">The field of organic photovoltaics has been developing within the field of solar energy conversion ever since the beginning of the \nth{20} century. However, in more recent years, it has gained a lot of interest thanks to the multiple advantages OPV devices present when compared to other technologies. These devices promise lower costs\cite{Gambhir2016TheAnalysis,Bi2020PTV-basedRoutes} and great scalability potential\cite{Huang2021ScalableLoss,Pascual-San-Jose2020TowardsAcceptorsvialaser-patterning}, while being lightweight, flexible and solution processable. Besides their potential application in conventional solar power plants (cita), these properties open a whole new range of possibilities for solar cell integration in unconventional applications, such as in architectural use, curved surfaces\cite{Lipomi2011StretchableCells,Lipomi2011StretchableConversion,Sekitani2009StretchableConductors} or even fabric materials\cite{Krebs2006StrategiesTextiles}. The fact that they are also potentially disposable and have a lower environmental impact, makes them an even more interesting alternative for general integration in all sorts of applications.\\</text:p>
      <text:p text:style-name="Normal"><office:annotation office:name="2" xml:id="636272305"><dc:creator>Nanopto</dc:creator><dc:date>2022-03-28T23:09:00</dc:date><text:p text:style-name="Textocomentario">Foto mariano’s hand</text:p><text:p text:style-name="Textocomentario"/></office:annotation></text:p>
      <text:p text:style-name="Normal"><text:span text:style-name="T9">Foto de les nostres f</text:span><text:span text:style-name="T10">lexible solar cells</text:span><text:span text:style-name="Ref.decomentario"><office:annotation-end office:name="2"/></text:span></text:p>
      <text:p text:style-name="P11"/>
      <text:p text:style-name="Normal">If we combine all this with the chemical flexibility inherent to organic molecules, organic solar cells (OSC) have the potential of being a cost effective alternative in photovoltaic applications. With molecular engineering, we can chemically tune the organic materials that compose OSC active layers, in order to alter the bang gap or the absorption coefficients, as well as their processing characteristics to further optimize these kind of devices from every possible perspective. One of the main advantages of organic materials used in OSCs is that they exhibit extremely high absorption coefficients, which means that a large amount of light can be absorbed while using very little material. On top of this, they can also be fabricated in a semitransparent configuration, with which we can cover anything from windows in cars and buildings\cite{Chen2012Semi-transparentApplications,Chen2012VisiblyProcessing,Sun2017Semi-transparentCells,Lee2014DecorativeColors} to greenhouse's roofs \cite{Yang2015VisiblyApplication}. With such semitransparent devices, we can generate power while letting some of the light through for both aesthetic and functional purposes.\\</text:p>
      <text:p text:style-name="Normal"/>
      <text:p text:style-name="Normal">Organic solar cells, however, are still far from perfect. They exhibit lower efficiencies when compared with inorganic or hybrid materials, they suffer from low stability and substantial photochemical degradation, and in their current manufacturing processes the use of non-eco-friendly solvents is still widely adopted. Nevertheless, the scientific community is putting a lot of effort into tackling these problems in order to render organic photovoltaics a suitable alternative within the field of solar cells.</text:p>
      <text:p text:style-name="Normal"/>
      <text:p text:style-name="Normal"/>
      <text:p text:style-name="Normal">\subsection{History} \label{ch:1 Introduction: Organic Photovoltaics: History}<text:s/></text:p>
      <text:p text:style-name="Normal"/>
      <text:p text:style-name="Normal">The history of organic photovoltaics begins at the turn of the century, when A. Pochettino first observed photoconductivity on anthracene, a simple organic molecule consisting of three conjugated carbon rings\cite{Spanggaard2004APhotovoltaics,Kim2014OrganicAdvances}. In the following years, the general interest the photovoltaic effect in semiconducting materials kept on growing amongst scientists. The growing efficiency of inorganic photovoltaics, powered by semiconductor doping, helped it branch off from inorganic photoconductivity and develop into a new field. On the other hand, the lack of a deep understanding of the working principles of organic solar cells, combined with their extremely low efficiencies, kept further research in organic photovoltaics at a stall. That was until, in 1986, Tang developed the bi-layer structure, consisting on an electron donor and an electron acceptor, better described in the following sections, which raised the present efficiency record by a factor of 10, bringing it up to 1\%\cite{Tang1986Two-layerCell}. The great efficiency of this bi-layer structure led to the conclusion that exciton separation in organic semiconductors was much more efficient in the donor-acceptor interface\cite{Sariciftci1992PhotoinducedBuckminsterfullerene,Morita1992DopingLuminescene,Tang1986Two-layerCell}. Nonetheless, the low charge mobility of organic semiconductors still posed a compromise between active layer thickness and charge extraction. This limitation was somewhat mitigated with the bulk hetero-junction architecture, which provided the active layer with an interpenetrating network of donor-acceptor regions that greatly increased the material interface<text:s/><text:soft-page-break/>area, while maintaining short exciton-interface distances\cite{Yu1995PolymerHeterojunctions}. With the development of uncountable new organic semiconducting polymers and this new architecture, Heeger, Brabec and co-workers calculated that bulk hetero-junction OSCs could potentially reach the 10\% energy conversion efficiency mark\cite{Scharber2006DesignEfficiency}. However, since most of these devices were based on a polymer:fullerene architecture, the main focus of the scientific community was on developing low band-gap polymers to increase overall light absorption. Mainly because fullerene light absorption is weak in the visible and near-IR, where terrestrial solar intensity is at its greatest. Nicolaidis et al. went as far as measuring the contribution of PCBM to the overall efficiency on a P3HT:PCBM solar cell, and found it to be as low as 13\%\cite{Feron2012TowardsThickness} of the total efficiency.\\</text:p>
      <text:p text:style-name="Normal"/>
      <text:p text:style-name="Normal">It was not until the advent of non-fullerene acceptors (NFA) that the field of organic photovoltaics started to pose competition to the major commercially appealing photovoltaic fields such as silicon and perovskites. After a lot of development, these small molecules ended up boosting the efficiency of organic solar cells way above the 10\% mark, reaching efficiencies of 16\% in 2019,\cite{Cui2019OverVoltages} breaching the 15\% target that is generally considered necessary for commercial applications\cite{Yan2018Non-fullereneCells}. Non fullerene acceptors have become widely adopted thanks to their reduction in E$_loss$ and their strong absorption peaks on the NIR region, which allow polymer absorption to be more focused on the visible range, where conventional polymers already have better absorption coefficients. The most recent development, at the time of writing, are the so called ternary, and quaternary, blends, which consist in the combination of three or four materials within the bulk hetero-junction. The theory behind this architecture states that staggering the HOMO-LUMO of various materials, we can optimize the charge extraction and minimize the E$_loss$ even further achieving efficiencies of up to 18\%\cite{Zhang2021Single-layeredEfficiencies}. Current efficiencies in organic ternary blends are not far from record performing inorganic and hybrid solar cells such as silicon polycrystaline (23.3\%) and monocrystaline (26.1\%) or perovskite (25.5\%) solar cells. Besides, in recent years OSC efficiencies have been rapidly growing, making them an interesting candidate to help on the task of solving the present and future energy crisis and climate change.</text:p>
      <text:p text:style-name="Normal"/>
      <text:p text:style-name="Normal">\subsection{Working Principle} \label{ch:1 Introduction: Organic Photovoltaics: Working Principle}<text:s/></text:p>
      <text:p text:style-name="Normal"/>
      <text:p text:style-name="Normal">% also use wikipedia references</text:p>
      <text:p text:style-name="Normal"/>
      <text:p text:style-name="Normal">Organic solar cells share the same general working principle with the previously described solar cells, where photon absorption within the semiconducting material promotes an electron to an excited state, creating an electron-hole pair, and by splitting this electron-hole pair on the semiconductor interface a photocurrent is generated.\\</text:p>
      <text:p text:style-name="Normal"/>
      <text:p text:style-name="Normal">However, being composed of different organic molecules instead of big homogeneous crystals, one of the defining characteristics of organic solar cells is the unusual mechanism by which they conduct electricity. Semiconducting polymers and small molecules that compose such cells, exhibit a great<text:s/><text:soft-page-break/>degree of conjugation within their chemical structures, where carbon atoms bond in an alternating single-double bond configuration. This bond distribution leads to the delocalization of their pz orbital electrons, forming two new molecular orbitals, a bonding π orbital and a π* antibonding orbital, which correspond to the highest occupied molecular orbital (HOMO) and the lowest unoccupied molecular orbital (LUMO) respectively. In organic semiconductor physics, these are equiparated to the valence band, for the HOMO, and the conduction band, for the LUMO, even if their behaviour is not exactly the same. This relation is extrapolated to correlate the HOMO-LUMO energy difference with the band~gap of organic semiconductors. \\</text:p>
      <text:p text:style-name="Normal"/>
      <text:p text:style-name="Normal"><office:annotation office:name="3" xml:id="636272952"><dc:creator>Nanopto</dc:creator><dc:date>2022-03-28T23:20:00</dc:date><text:p text:style-name="Textocomentario">Homo lumo formation<text:s/>+ conjugation and conduction</text:p><text:p text:style-name="Textocomentario"/></office:annotation>Figura HOMO lumo formation<text:span text:style-name="Ref.decomentario"><office:annotation-end office:name="3"/></text:span></text:p>
      <text:p text:style-name="Normal"/>
      <text:p text:style-name="Normal">In organic semiconductors, an exciton can be seen as an excited molecular state, with an electron in the antibonding molecular orbital and a hole in the bonding molecular orbital. This excited state is usually confined either within an individual molecule or a small region in a polymeric chain. Nevertheless, thanks to the high molecular conjugation, this exciton is able to travel around the polymer chain or the small molecule crystal, tightly bound by electrostatic forces, until it either recombines or it is separated into free charge carriers.<text:s/></text:p>
      <text:p text:style-name="Normal"/>
      <text:p text:style-name="Normal">In organic semiconductors, in order to efficiently separate electron-hole pairs, two different electron affinities are placed in close contact, forming a heterojunction that generates an electric field capable of splitting excitons apart. Nonetheless, tuning the individual energy levels of each composing material remains an important issue in the world of organic photovoltaics, since energy level difference must be high enough to break excitons apart, but not excessively high to prevent huge $V_\text{oc}$ losses. The semiconducting organic materials that comprise the heterojunction are referred to as the electron donor, for the one with the higher HOMO and LUMO energy levels, and electron acceptor, for the one with the lower HOMO and LUMO levels (figure x). Note that electron affinity is band~gap independent.<text:s/></text:p>
      <text:p text:style-name="Normal"><office:annotation office:name="4" xml:id="636273415"><dc:creator>Nanopto</dc:creator><dc:date>2022-03-28T23:28:00</dc:date><text:p text:style-name="Textocomentario">Figure</text:p><text:p text:style-name="Textocomentario"/></office:annotation></text:p>
      <text:p text:style-name="Normal">Figura Electron donor i electron acceptor (i somehow com donen o accepten electrons)<text:span text:style-name="Ref.decomentario"><office:annotation-end office:name="4"/></text:span></text:p>
      <text:p text:style-name="Normal"/>
      <text:p text:style-name="Normal">(Figura de tot el transport charge generation charge dissociation charge diffusion non geminate recombination and)</text:p>
      <text:p text:style-name="Normal"/>
      <text:p text:style-name="Normal">Even though excitons can form in either the donor or the acceptor, in organic semiconductors, exciton dissociation mainly occurs on the donor-acceptor interface, because of the strong exciton coulombic attraction, caused by highly localized electronic wavefunctions. Before reaching the donor-acceptor interface, the electron-hole pair can recombine at any given time, losing all its energy without contributing to the photogenerated current. Because of these reasons, it is really important to separate the exciton as fast as possible to lower recombination probability.</text:p>
      <text:p text:style-name="Normal"/>
      <text:soft-page-break/>
      <text:p text:style-name="Normal">Even after the exciton reaches the donor-acceptor interface, charges may still be bound in what we call a charge transfer electron-hole pair or geminate pair, becoming an intermolecular state. This pair still needs to completely dissociate for the charges to become free charge carriers, able to diffuse towards the electrodes to contribute to the overall general current. The efficiency of this process will be a major driving factor on determining final solar cell efficiency. Being a coloumbically bound state, this charge transfer exciton can recombine at any time in a process known as geminate pair recombination. This is in opposition to non-geminate pair recombination, where free charges in the semiconducting material recombine with other free charges at the donor-acceptor interface, a phenomenon especially pronounced in higher efficiency materials. \\</text:p>
      <text:p text:style-name="Normal"/>
      <text:p text:style-name="Normal">Finally, charge mobility within the semiconductor usually plays a crucial role in determining device efficiency. In case of insufficient charge mobility, free charges will have difficulties reaching the electrodes and will instead end up in trapped states, eventually recombining, or opposing the flow of newly generated charge carriers. Relative charge carrier mobility is also really important, since unmatched electron and hole mobilities lead to a condition we refer to as space-charge limited photocurrent (SCLP), where the photocurrent is limited by the material with the lowest mobility in the photoactive blend.\\</text:p>
      <text:p text:style-name="Normal"/>
      <text:p text:style-name="Normal"/>
      <text:p text:style-name="Normal">\subsection{Active Layer Semiconductor Junctions} \label{ch:1 Introduction: Organic Photovoltaics: Active Layer Semiconductor Junctions}<text:s/></text:p>
      <text:p text:style-name="Normal"/>
      <text:p text:style-name="Normal">The active layer, composed of a semiconducting material where photons are absorbed, can have a variety of structures that determine the ultimate efficiency of the photovoltaic device. As we have seen in section \fullref{ch:1 Introduction: Organic Photovoltaics: History}, there has been a logical evolution in organic active layer architectures that has led to the current high efficiencies.</text:p>
      <text:p text:style-name="Normal"/>
      <text:p text:style-name="Normal">(Figura de les tres junction types i els band diagram si els trobes)</text:p>
      <text:p text:style-name="Normal"/>
      <text:p text:style-name="Normal">The first and simplest structure consists of a planar homojunction, where a homogeneous semiconductor is sandwiched in-between two electrodes with different work functions (Figure x). This work function difference creates a weak electric field along the semiconductor, which will be the main driving force for exciton separation. The main disadvantage of this architecture is that, due to the low mobilities of organic semiconductors, the solar cell active layer need to be really thin (ficar quan thin) for the charges to reach the contact, leading to really low photon absorption. Combining this fact with the extremely weak electric field generated by the different work function electrodes, which is seldom sufficient to dissociate an exciton, results on organic devices with extremely low efficiencies of around x\%.</text:p>
      <text:p text:style-name="Normal"/>
      <text:p text:style-name="Normal">The next logical step is to enhance exciton splitting efficiency within the semiconducting material, by creating a semiconducting junction with two materials with dissimilar electronic affinities,<text:s/><text:soft-page-break/>generating an electric field at the donor-acceptor interface strong enough to effectively split electron-hole pairs. The presence of two dissimilar materials, distributed in a flat sequence, led to the name: planar donor-acceptor heterojunction. Nevertheless, even with dramatically higher electric field strength, and subsequent exciton dissociation efficiency, exciton diffusion length in this architecture is still rather small, resulting in a low maximum active layer thickness, and low light absorption that limits overall device performance.</text:p>
      <text:p text:style-name="Normal"/>
      <text:p text:style-name="Normal">Bulk heterojunctions were devised in order to mitigate the short exciton diffusion length problem. This type of junctions consist of a partially intermixed blend of donor acceptor materials with domain sizes on the order of nanometers (figure A). These nanoscopic domains result from partial phase segregation within the blend, during solution deposition, which leads to an increased donor-acceptor interfacial area. The larger donor-acceptor area, evenly spread throughout the bulk of the heterojunction, reduces exciton-interface distance, resulting in increased exciton dissociation efficiency, even with short exciton diffusion lengths. Shorter exciton-interface distances allow for thicker active layers, without sacrificing exciton dissociation efficiency, increasing light absorption in the photoactive layer, leading to higher efficiency devices.<text:s/></text:p>
      <text:p text:style-name="Normal"/>
      <text:p text:style-name="Normal">It is possible to use more than two materials in a bulk heterojunction, resulting in a concept called ternary blend, where a third material is added to provide better exciton dissociation capabilities, which results in generally higher efficiencies, currently holding the record efficiency at x\%.</text:p>
      <text:p text:style-name="Normal"/>
      <text:p text:style-name="Normal">Bulk heterojunctions are usually manufactured with solution processing techniques, such as those described in the next chapter \fullref{ch:2 Materials and Methods: Organic Solar Cell Fabrication}, by simultaneously depositing the donor and the acceptor thoroughly mixed in solution. Oftentimes, an additional annealing step or a solid solvent is needed in order to form or enhance the interpenetrating network structure. Even if these processes are difficult to accurately control and reproduce, they remain crucial in organic solar cell performance. <text:s/></text:p>
      <text:p text:style-name="Normal"/>
      <text:p text:style-name="Normal">There have been several other more complex junction types reported in the literature such as graded heterojunctions, with a donor-acceptor concentration gradient along the active layer thickness, or continuous junctions, which change the electrical properties of a one material junction to change its behaviour from donor to acceptor, or vice-versa. Nevertheless, explaining such complex junction types is outside the scope of this thesis.</text:p>
      <text:p text:style-name="Normal"/>
      <text:p text:style-name="Normal">\subsection{Architectures} \label{ch:1 Introduction: Organic Photovoltaics: Architectures}<text:s/></text:p>
      <text:p text:style-name="Normal"/>
      <text:p text:style-name="Normal">The active layer of organic solar cells is usually sandwiched inbetween a pair of charge transport interlayers, which have been proven to improve charge carrier extraction with various different working principles. In the particular case of this thesis, we focused on the use of charge selective layers, which by a clever arrangement of their conduction band and work function, and their favorable charge carrier mobility ratio, are able to selectively conduct one type of charge carrier,<text:s/><text:soft-page-break/>while blocking the other. The resulting layer stack is further sandwiched by two electrodes, where at least one is commonly transparent to let light through to the active layer, being usually made of conductive glasses such as ITO or FTO, or gridded electrodes. Depending on the relative position of all these different layers we talk about a conventional architecture or an inverted one.</text:p>
      <text:p text:style-name="Normal"/>
      <text:p text:style-name="Normal">(Figura amb conventional and inverted architectures)</text:p>
      <text:p text:style-name="Normal"/>
      <text:p text:style-name="Normal">The conventional architecture uses the transparent electrode as the anode, or the positive electrode. On top of the transparent electrode we deposit the hole transport layer (HTL), which selectively conducts holes through to the anode, while preventing electron flow. On top of the HTL the active layer is deposited followed by the electron transport layer (ETL). This layer prevents holes from reaching the top negative electrode, making sure only electrons can reach the cathode. On top of the ETL a low work function metal such as aluminium or calcium is deposited, forming the cathode, or negative electrode.<text:s/></text:p>
      <text:p text:style-name="Normal"/>
      <text:p text:style-name="Normal">On the other hand, the inverted architecture has the same layer stack structure but upside down, as the name implies, swapping places between the two charge selective layers (figure x). This architecture tends to offer better efficiencies and longer lifetimes than the conventional thanks to their (MIRAR PERQUE, Cita16 tesis enrique). Besides, the use of higher work function metals such as Silver or Gold leads to better electrode corrosion resistance, when compared with lower work function metals such as Aluminium and Calcium (cita 59 enrique).</text:p>
      <text:p text:style-name="Normal"/>
      <text:p text:style-name="Normal">In both architectures the energy level alignment of all these different layers is carefully engineered so that electrons and holes can reach their respective electrodes efficiently without loosing too much energy in the process, as can be seen in figure x.</text:p>
      <text:p text:style-name="Normal"/>
      <text:p text:style-name="Normal">\section{Contributions}</text:p>
      <text:p text:style-name="Normal"/>
      <text:p text:style-name="Normal">Contributions here.</text:p>
      <text:p text:style-name="Normal"/>
      <text:p text:style-name="Normal"/>
      <text:p text:style-name="Normal">\section{Statement of Originality}</text:p>
      <text:p text:style-name="Normal"/>
      <text:p text:style-name="Normal">Statement here. Conflicts of interest?</text:p>
      <text:p text:style-name="Normal"/>
      <text:p text:style-name="Normal"/>
      <text:p text:style-name="Normal">\section{Publications}</text:p>
      <text:p text:style-name="Normal"/>
      <text:p text:style-name="Normal">Publications he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nopto</meta:initial-creator>
    <dc:creator>Nanopto</dc:creator>
    <meta:creation-date>2022-03-27T10:49:00Z</meta:creation-date>
    <dc:date>2022-03-28T22:40:00Z</dc:date>
    <meta:template xlink:href="Normal.dotm" xlink:type="simple"/>
    <meta:editing-cycles>2</meta:editing-cycles>
    <meta:editing-duration>PT124020S</meta:editing-duration>
    <meta:document-statistic meta:page-count="19" meta:paragraph-count="108" meta:word-count="8095" meta:character-count="54131" meta:row-count="384" meta:non-whitespace-character-count="46144"/>
  </office:meta>
</office:document-meta>
</file>